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8 : <text:s/>L'État et les finalités de la politique économique</text:p>
      <text:p text:style-name="P2">(Approche Économique)</text:p>
      <text:p text:style-name="P2"/>
      <text:p text:style-name="P5">2 compétences attendues :</text:p>
      <text:list xml:id="list224066518064381089" text:style-name="L1">
        <text:list-item>
          <text:p text:style-name="P7">Être capable d'identifier le principe des politiques économiques</text:p>
        </text:list-item>
        <text:list-item>
          <text:p text:style-name="P7">Être capable d'identifier les objectifs des politiques économiques</text:p>
        </text:list-item>
      </text:list>
      <text:p text:style-name="P3"/>
      <text:p text:style-name="P5">Plan du chapitre :</text:p>
      <text:p text:style-name="P5"/>
      <text:p text:style-name="P3">I – Les différentes fonctions de l'Etat</text:p>
      <text:p text:style-name="P3">II – Le concept « politique économique »</text:p>
      <text:p text:style-name="P3">III – L'objectif de croissance économique</text:p>
      <text:p text:style-name="P3">IV – L'objectif de développement économique</text:p>
      <text:p text:style-name="P3">V – L'objectif du développement durable</text:p>
      <text:p text:style-name="P3"/>
      <text:p text:style-name="P3"/>
      <text:p text:style-name="P3"/>
      <text:p text:style-name="P4">I – Voir plan</text:p>
      <text:p text:style-name="P4"/>
      <text:p text:style-name="P5">Les fonctions régaliennes de l'Etat</text:p>
      <text:p text:style-name="P5"/>
      <text:list xml:id="list5147932163100838461" text:style-name="L2">
        <text:list-item>
          <text:p text:style-name="P8">Définition : Fonctions qui appartiennent à tout Etat du fait de sa nature juridique</text:p>
          <text:p text:style-name="P8"/>
        </text:list-item>
        <text:list-item>
          <text:p text:style-name="P8">Identification des 4 fonctions régaliennes :</text:p>
        </text:list-item>
      </text:list>
      <text:list xml:id="list6994104724281250536" text:style-name="L3">
        <text:list-item>
          <text:p text:style-name="P9">L'Armée</text:p>
        </text:list-item>
        <text:list-item>
          <text:p text:style-name="P9">La Police</text:p>
        </text:list-item>
        <text:list-item>
          <text:p text:style-name="P9">La Justice</text:p>
        </text:list-item>
        <text:list-item>
          <text:p text:style-name="P9">La Monnaie</text:p>
        </text:list-item>
      </text:list>
      <text:p text:style-name="P3"/>
      <text:p text:style-name="P3"/>
      <text:p text:style-name="P5">Présentation générale des 3 fonctions de l'Etat</text:p>
      <text:p text:style-name="P5"/>
      <text:list xml:id="list7450331416011522123" text:style-name="L4">
        <text:list-item>
          <text:p text:style-name="P10">Fonction d'allocation : Intervention de l'Etat en cas de dysfonctionnements ou d'insuffisances des marchés afin de fluidifier les échanges et soutenir l'activité économique</text:p>
        </text:list-item>
        <text:list-item>
          <text:p text:style-name="P10">Fonction de redistribution : Intervention de l'Etat visant à réduire les inégalités</text:p>
        </text:list-item>
        <text:list-item>
          <text:p text:style-name="P10">Fonction de régulation : <text:s/>Intervention de l'Etat visant à lutter contre les grands déséquilibres économiques</text:p>
        </text:list-item>
      </text:list>
      <text:p text:style-name="P3"/>
      <text:p text:style-name="P3"/>
      <text:p text:style-name="P5">Contexte de la fonction d'allocation</text:p>
      <text:p text:style-name="P5"/>
      <text:list xml:id="list200721109045184214" text:style-name="L5">
        <text:list-item>
          <text:p text:style-name="P11">But : Allouer les ressources nécessaires pour lutter contres les défaillances du <text:soft-page-break/>marché</text:p>
        </text:list-item>
        <text:list-item>
          <text:p text:style-name="P11">4 contextes d'interventions :</text:p>
        </text:list-item>
      </text:list>
      <text:list xml:id="list4641455728107294599" text:style-name="L6">
        <text:list-item>
          <text:p text:style-name="P12">Faible concurrence</text:p>
        </text:list-item>
        <text:list-item>
          <text:p text:style-name="P12">Inexistence de biens publics</text:p>
        </text:list-item>
        <text:list-item>
          <text:p text:style-name="P12">Présence d'externalités</text:p>
        </text:list-item>
        <text:list-item>
          <text:p text:style-name="P12">Insuffisance d'information</text:p>
        </text:list-item>
      </text:list>
      <text:p text:style-name="P3"/>
      <text:p text:style-name="P5">Les 4 formes d'intervention de l'Etat</text:p>
      <text:p text:style-name="P5"/>
      <text:list xml:id="list5191313379268916392" text:style-name="L7">
        <text:list-item>
          <text:p text:style-name="P13">Favoriser l'implantation d'entreprises sur un marché pour qu'il y ait suffisamment d'acteurs pour lutter contre les prix élevés du fait de marchés peu concurrentiels / monopolistiques.</text:p>
        </text:list-item>
        <text:list-item>
          <text:p text:style-name="P13">Développer les biens publics pour répondre à l'intérêt général quand l'initiative privée ne peut pas les prendre en charge car pas assez rentables</text:p>
        </text:list-item>
        <text:list-item>
          <text:p text:style-name="P13">Influencer les décisions des agents en fonction des externalités qu'ils produisent</text:p>
        </text:list-item>
        <text:list-item>
          <text:p text:style-name="P13">Imposer les règles de transparence pour lutter contre l'asymétrie d'information</text:p>
        </text:list-item>
      </text:list>
      <text:p text:style-name="P3"/>
      <text:p text:style-name="P3"/>
      <text:p text:style-name="P5">Le contexte de le fonction de redistribution</text:p>
      <text:p text:style-name="P5"/>
      <text:list xml:id="list6520534833679481262" text:style-name="L8">
        <text:list-item>
          <text:p text:style-name="P14">Concept de revenus primaires : Chaque agent économique perçoit ses premiers revenus du fait de son intervention directe ou indirecte dans le processus de production</text:p>
        </text:list-item>
      </text:list>
      <text:p text:style-name="P3"/>
      <text:list xml:id="list1832795007" text:continue-numbering="true" text:style-name="L8">
        <text:list-item>
          <text:p text:style-name="P14">Fondement des revenus primaires : Toute entreprise qui produit crée de la valeur ajoutée qui sera distribuée aux agents économiques ayant participés à son activité de production</text:p>
          <text:p text:style-name="P14"/>
        </text:list-item>
        <text:list-item>
          <text:p text:style-name="P14">Constat : Répartition des revenus inégale</text:p>
          <text:p text:style-name="P14"/>
        </text:list-item>
        <text:list-item>
          <text:p text:style-name="P14">2 effets :</text:p>
        </text:list-item>
      </text:list>
      <text:list xml:id="list7215045564057308382" text:style-name="L9">
        <text:list-item>
          <text:p text:style-name="P15">Différence de niveau de vie trop important</text:p>
        </text:list-item>
        <text:list-item>
          <text:p text:style-name="P15">Risque de conflits sociaux</text:p>
        </text:list-item>
      </text:list>
      <text:p text:style-name="P3"/>
      <text:p text:style-name="P3"/>
      <text:p text:style-name="P5">L'analyse de la redistribution</text:p>
      <text:p text:style-name="P5"/>
      <text:list xml:id="list9165343823717423575" text:style-name="L10">
        <text:list-item>
          <text:p text:style-name="P16">Modalités d'intervention : Prélèvements obligatoires sur les revenus primaires puis versement de prestations sociales vers les ménages</text:p>
          <text:p text:style-name="P16"/>
        </text:list-item>
        <text:list-item>
          <text:p text:style-name="P16">Principe de prélèvement : impôt proportionnel aux revenus (IR) ou indifféremment (TVA) et cotisations sociales</text:p>
        </text:list-item>
      </text:list>
      <text:p text:style-name="P3"/>
      <text:list xml:id="list1549273172" text:continue-numbering="true" text:style-name="L10">
        <text:list-item>
          <text:p text:style-name="P16"><text:soft-page-break/>Principe de redistribution : Vers les ménages aux revenus les plus faibles prioritairement ou sans distinction de revenus par exception</text:p>
        </text:list-item>
      </text:list>
      <text:p text:style-name="P3"/>
      <text:p text:style-name="P3"/>
      <text:p text:style-name="P5">L'analyse conjoncturelle justifiant la fonction de régulation</text:p>
      <text:p text:style-name="P5"/>
      <text:list xml:id="list1306929225237901050" text:style-name="L11">
        <text:list-item>
          <text:p text:style-name="P17">Développement du chômage : Défaillance du marché du travail car trop d'offreurs (ménages) et pas assez de demandeurs (entreprises)</text:p>
          <text:p text:style-name="P17"/>
        </text:list-item>
        <text:list-item>
          <text:p text:style-name="P17">Effet de l'inflation : L'augmentation des prix pousse à consommer des produits étrangers et à réduire la production nationale</text:p>
        </text:list-item>
      </text:list>
      <text:p text:style-name="P3"/>
      <text:list xml:id="list1664005020" text:continue-numbering="true" text:style-name="L11">
        <text:list-item>
          <text:p text:style-name="P17">2 effets de défaillances de l'activité économique :</text:p>
        </text:list-item>
      </text:list>
      <text:list xml:id="list1711963371819988849" text:style-name="L12">
        <text:list-item>
          <text:p text:style-name="P18">Trop faible = chômage</text:p>
        </text:list-item>
        <text:list-item>
          <text:p text:style-name="P18">Trop importante = inflation</text:p>
        </text:list-item>
      </text:list>
      <text:p text:style-name="P3"/>
      <text:p text:style-name="P3"/>
      <text:p text:style-name="P5">Les 2 objectifs de la fonction de régulation</text:p>
      <text:p text:style-name="P5"/>
      <text:list xml:id="list4712179309256026246" text:style-name="L13">
        <text:list-item>
          <text:p text:style-name="P19">Résorber les déséquilibres</text:p>
        </text:list-item>
        <text:list-item>
          <text:p text:style-name="P19">Soutenir l'activité économique grâce au rôle régulateur de l'Etat</text:p>
        </text:list-item>
      </text:list>
      <text:p text:style-name="P3"/>
      <text:p text:style-name="P3"/>
      <text:p text:style-name="P4">II – Voir pla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01T09:03:49</meta:creation-date>
    <dc:date>2022-02-02T11:52:17</dc:date>
    <dc:creator>Jordan </dc:creator>
    <meta:editing-duration>PT1H33M43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3" meta:paragraph-count="56" meta:word-count="528" meta:character-count="3386"/>
  </office:meta>
</office:document-meta>
</file>